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7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The Holy Gospel</text:span></text:p>
            <text:p text:style-name="P1"><text:span text:style-name="T2">Luke 24:36–49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146cm" svg:height="6.263cm" svg:x="1.524cm" svg:y="0.254cm">
          <draw:text-box>
            <text:p text:style-name="P4"><text:span text:style-name="T3">36</text:span><text:span text:style-name="T4"> </text:span><text:span text:style-name="T5">As they were talking about these things, Jesus himself stood among them, and said to them, “Peace to you!” </text:span><text:span text:style-name="T3">37</text:span><text:span text:style-name="T4"> </text:span><text:span text:style-name="T5">But they were startled and frightened and thought they saw a spir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146cm" svg:height="7.766cm" svg:x="1.524cm" svg:y="0.254cm">
          <draw:text-box>
            <text:p text:style-name="P4"><text:span text:style-name="T3">38</text:span><text:span text:style-name="T4"> </text:span><text:span text:style-name="T5">And he said to them, “Why are you troubled, and why do doubts arise in your hearts? </text:span><text:span text:style-name="T3">39</text:span><text:span text:style-name="T4"> </text:span><text:span text:style-name="T5">See my hands and my feet, that it is I myself. Touch me, and see. For a spirit does not have flesh and bones as you see that I hav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5" draw:layer="layout" svg:width="25.4cm" svg:height="9.269cm" svg:x="1.524cm" svg:y="0.254cm">
          <draw:text-box>
            <text:p text:style-name="P4"><text:span text:style-name="T3">40</text:span><text:span text:style-name="T4"> </text:span><text:span text:style-name="T5">And when he had said this, he showed them his hands and his feet. </text:span><text:span text:style-name="T3">41</text:span><text:span text:style-name="T4"> </text:span><text:span text:style-name="T5">And while they still disbelieved for joy and were marveling, he said to them, “Have you anything here to eat?” </text:span><text:span text:style-name="T3">42</text:span><text:span text:style-name="T4"> </text:span><text:span text:style-name="T5">They gave him a piece of broiled fish, </text:span><text:span text:style-name="T3">43</text:span><text:span text:style-name="T4"> </text:span><text:span text:style-name="T5">and he took it and ate before them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146cm" svg:height="7.766cm" svg:x="1.524cm" svg:y="0.254cm">
          <draw:text-box>
            <text:p text:style-name="P4"><text:span text:style-name="T3">44</text:span><text:span text:style-name="T4"> </text:span><text:span text:style-name="T5">Then he said to them, “These are my words that I spoke to you while I was still with you, </text:span><text:span text:style-name="T5">that everything written about me in the Law of Moses and the Prophets and the Psalms must be fulfilled.”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7" draw:layer="layout" svg:width="25.146cm" svg:height="6.263cm" svg:x="1.524cm" svg:y="0.254cm">
          <draw:text-box>
            <text:p text:style-name="P6"><text:span text:style-name="T3">45</text:span><text:span text:style-name="T4"> </text:span><text:span text:style-name="T5">Then he opened their minds to understand the Scriptures, </text:span><text:span text:style-name="T3">46</text:span><text:span text:style-name="T4"> </text:span><text:span text:style-name="T5">and said to them, “Thus it is written, that the Christ should suffer and on the third day rise from the dea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8" draw:layer="layout" svg:width="25.146cm" svg:height="6.263cm" svg:x="1.524cm" svg:y="0.254cm">
          <draw:text-box>
            <text:p text:style-name="P6"><text:span text:style-name="T3">47</text:span><text:span text:style-name="T4"> </text:span><text:span text:style-name="T5">and that repentance and forgiveness of sins should be proclaimed in his name to all nations, beginning from Jerusalem. </text:span><text:span text:style-name="T3">48</text:span><text:span text:style-name="T4"> </text:span><text:span text:style-name="T5">You are witnesses of these thing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7" draw:layer="layout" svg:width="25.146cm" svg:height="4.76cm" svg:x="1.524cm" svg:y="0.254cm">
          <draw:text-box>
            <text:p text:style-name="P6"><text:span text:style-name="T3">49</text:span><text:span text:style-name="T4"> </text:span><text:span text:style-name="T5">And behold, I am sending the promise of my Father upon you. But stay in the city until you are clothed with power from on hig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05:21.287000000</meta:creation-date>
    <dc:title>Hymn template</dc:title>
    <meta:editing-duration>PT2M48S</meta:editing-duration>
    <meta:editing-cycles>3</meta:editing-cycles>
    <meta:generator>LibreOffice/4.4.2.2$Windows_x86 LibreOffice_project/c4c7d32d0d49397cad38d62472b0bc8acff48dd6</meta:generator>
    <meta:initial-creator>Arthur Hoch</meta:initial-creator>
    <dc:date>2015-04-17T11:18:43.923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4-17T11:05:20.991000000"/>
  </office:meta>
</office:document-meta>
</file>